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18cm" fo:margin-left="0.229cm" fo:margin-right="0.153cm" table:align="margins"/>
    </style:style>
    <style:style style:name="Table1.A" style:family="table-column">
      <style:table-column-properties style:column-width="2.914cm" style:rel-column-width="1652*"/>
    </style:style>
    <style:style style:name="Table1.B" style:family="table-column">
      <style:table-column-properties style:column-width="13.704cm" style:rel-column-width="7769*"/>
    </style:style>
    <style:style style:name="Table1.1" style:family="table-row">
      <style:table-row-properties style:min-row-height="0.706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2" style:family="table-row">
      <style:table-row-properties style:min-row-height="0.515cm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1.3" style:family="table-row">
      <style:table-row-properties style:min-row-height="1.233cm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4" style:family="table-row">
      <style:table-row-properties style:min-row-height="0.956cm"/>
    </style:style>
    <style:style style:name="Table1.6" style:family="table-row">
      <style:table-row-properties style:min-row-height="0.94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  <style:text-properties style:font-name="Liberation Serif" fo:font-size="8pt" fo:font-style="italic" style:font-size-asian="8pt" style:font-style-asian="italic" style:font-size-complex="8pt" style:font-style-complex="italic"/>
    </style:style>
    <style:style style:name="P3" style:family="paragraph" style:parent-style-name="Standard">
      <style:paragraph-properties fo:line-height="100%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line-height="150%"/>
      <style:text-properties style:font-name="Liberation Sans"/>
    </style:style>
    <style:style style:name="P7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line-height="100%"/>
      <style:text-properties style:font-name="Liberation Serif" fo:font-weight="bold" style:font-weight-asian="bold" style:font-weight-complex="bold"/>
    </style:style>
    <style:style style:name="P10" style:family="paragraph" style:parent-style-name="Table_20_Contents">
      <style:paragraph-properties fo:line-height="150%"/>
      <style:text-properties style:font-name="Liberatio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CM003-2018.Q2 - Seminários em Computação</text:p>
      <text:p text:style-name="P4">Centro de Matemática, Computação e Cognição – Universidade Federal do ABC</text:p>
      <text:p text:style-name="P1"/>
      <text:p text:style-name="P5">Comprovante de presença em seminário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A. Título da palestra</text:p>
          </table:table-cell>
          <table:table-cell table:style-name="Table1.B1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3">B. Data da palestra</text:p>
          </table:table-cell>
          <table:table-cell table:style-name="Table1.B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p text:style-name="P3">C. Nome e instituição </text:p>
            <text:p text:style-name="P3">do palestrante</text:p>
          </table:table-cell>
          <table:table-cell table:style-name="Table1.B3" office:value-type="string">
            <text:p text:style-name="P6"/>
          </table:table-cell>
        </table:table-row>
        <table:table-row table:style-name="Table1.4">
          <table:table-cell table:style-name="Table1.A3" office:value-type="string">
            <text:p text:style-name="P3">D. Resumo</text:p>
            <text:p text:style-name="P2">(entre 200 e 300 palavras)</text:p>
          </table:table-cell>
          <table:table-cell table:style-name="Table1.B3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4">
          <table:table-cell table:style-name="Table1.A3" office:value-type="string">
            <text:p text:style-name="P3">E. Pergunta(s) realizada(s) pelo aluno, durante o seminário, ao palestrante, incluindo a(s) resposta(s) do palestrante</text:p>
          </table:table-cell>
          <table:table-cell table:style-name="Table1.B3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1.6">
          <table:table-cell table:style-name="Table1.A2" office:value-type="string">
            <text:p text:style-name="P3">Nome do aluno</text:p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  <text:p text:style-name="P7">(*) Deverá ser preenchido obrigatoriamente ou o item D ou o item E.</text:p>
      <text:p text:style-name="P8">O formulário preenchido deve ser submetido no SIGAA [Disciplina Seminários], na respectiva taref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25cm" fo:margin-bottom="0.74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0:50:15.313231300</meta:creation-date>
    <meta:editing-duration>PT21M13S</meta:editing-duration>
    <meta:editing-cycles>11</meta:editing-cycles>
    <meta:generator>OpenOffice/4.0.1$Win32 OpenOffice.org_project/401m5$Build-9714</meta:generator>
    <dc:date>2018-06-05T17:48:39.36</dc:date>
    <meta:document-statistic meta:table-count="1" meta:image-count="0" meta:object-count="0" meta:page-count="1" meta:paragraph-count="13" meta:word-count="86" meta:character-count="556"/>
    <dc:creator>Luis Henrique Moraes</dc:creator>
  </office:meta>
</office:document-meta>
</file>